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ahoma" fo:language="de" fo:country="DE" style:language-asian="zxx" style:country-asian="none" style:language-complex="zxx" style:country-complex="none"/>
    </style:style>
    <style:style style:name="P2" style:family="paragraph" style:parent-style-name="Standard">
      <style:text-properties style:font-name="Tahoma" fo:language="de" fo:country="DE" fo:font-style="italic" style:language-asian="zxx" style:country-asian="none" style:font-style-asian="italic" style:language-complex="zxx" style:country-complex="none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Tahoma" fo:font-size="10pt" fo:language="de" fo:country="D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Tahoma" fo:font-size="10pt" fo:language="de" fo:country="DE" fo:font-style="italic" fo:font-weight="normal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5" style:family="paragraph" style:parent-style-name="Standard">
      <style:paragraph-properties>
        <style:tab-stops>
          <style:tab-stop style:position="0.503cm"/>
        </style:tab-stops>
      </style:paragraph-properties>
      <style:text-properties style:font-name="Tahoma" fo:font-size="10pt" fo:font-style="italic" style:font-size-asian="10pt" style:font-style-asian="italic" style:font-size-complex="10pt" style:font-style-complex="italic"/>
    </style:style>
    <style:style style:name="P6" style:family="paragraph" style:parent-style-name="Standard">
      <style:paragraph-properties style:text-autospace="none">
        <style:tab-stops>
          <style:tab-stop style:position="0.503cm"/>
        </style:tab-stops>
      </style:paragraph-properties>
      <style:text-properties style:font-name="Tahoma"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Tahoma" fo:font-size="12pt" fo:language="de" fo:country="DE" style:font-size-asian="12pt" style:language-asian="zxx" style:country-asian="none" style:font-size-complex="12pt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style:font-name="Tahoma" fo:font-size="24pt" fo:language="de" fo:country="D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9" style:family="paragraph" style:parent-style-name="Standard">
      <style:paragraph-properties fo:text-align="center" style:justify-single-word="false" fo:break-before="page"/>
      <style:text-properties style:font-name="Tahoma" fo:font-size="24pt" fo:language="de" fo:country="D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/>
    </style:style>
    <style:style style:name="T3" style:family="text">
      <style:text-properties style:text-position="sub 58%" fo:font-weight="normal" style:font-name-asian="Courier New" style:font-weight-asian="normal" style:font-name-complex="Courier New" style:font-weight-complex="normal"/>
    </style:style>
    <style:style style:name="T4" style:family="text">
      <style:text-properties style:text-position="0% 100%"/>
    </style:style>
    <style:style style:name="T5" style:family="text">
      <style:text-properties style:text-position="0% 100%" fo:font-weight="normal" style:font-name-asian="Courier New" style:font-weight-asian="normal" style:font-name-complex="Courier New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eiskalkulation HandelsSimulator</text:p>
      <text:p text:style-name="P8"/>
      <text:p text:style-name="P2">basierend auf der Taktung: 2 Spielminuten → 1 Echtzeitsekunde</text:p>
      <text:p text:style-name="P9">Mengenfaktor</text:p>
      <text:p text:style-name="P4">Die „normale“ Gütermenge</text:p>
      <text:p text:style-name="P1"/>
      <text:p text:style-name="P1"/>
      <text:p text:style-name="P1"/>
      <text:p text:style-name="P1">Die <text:span text:style-name="T1">„normale“ Gütermenge</text:span> wird durch die Abweichung der aktuellen Marktgütermenge von der Sollmarktgütermenge für dieses Gut bedingt. </text:p>
      <text:p text:style-name="P1"/>
      <text:p text:style-name="P1">Die Formel zur Ermittlung ist </text:p>
      <text:p text:style-name="P1"><text:tab/><draw:frame draw:style-name="fr1" draw:name="Objekt1" text:anchor-type="as-char" svg:width="5.346cm" svg:height="1.125cm" draw:z-index="0"><draw:object xlink:href="./Object 1" xlink:type="simple" xlink:show="embed" xlink:actuate="onLoad"/><draw:image xlink:href="./ObjectReplacements/Object 1" xlink:type="simple" xlink:show="embed" xlink:actuate="onLoad"/></draw:frame> </text:p>
      <text:p text:style-name="P1"/>
      <text:p text:style-name="P5">f<text:span text:style-name="T2">Mx<text:tab/></text:span>: Mengenfaktor</text:p>
      <text:p text:style-name="P5">M<text:span text:style-name="T2">x</text:span><text:tab/>: aktuelle Marktgütermenge</text:p>
      <text:p text:style-name="P5">M<text:span text:style-name="T2">0</text:span><text:tab/>: Sollmarktgütermenge</text:p>
      <text:p text:style-name="P5">M<text:span text:style-name="T2">G</text:span><text:tab/>: maximale Lagermenge für Gut</text:p>
      <text:p text:style-name="P7"/>
      <text:p text:style-name="P7">Dieser Faktor wird in den aktuellen Preis verrechnet. </text:p>
      <text:p text:style-name="P9">Trendfaktor</text:p>
      <text:p text:style-name="P3">Der Trend</text:p>
      <text:p text:style-name="P1"/>
      <text:p text:style-name="P1"/>
      <text:p text:style-name="P1"/>
      <text:p text:style-name="P1">Der <text:span text:style-name="T1">Trend</text:span> wird durch das Verhältnis von Verkaufsmenge und Liefermenge der letzten vier Spielstunden bedingt. </text:p>
      <text:p text:style-name="P1"/>
      <text:p text:style-name="P1">Die Formel zur Ermittlung ist </text:p>
      <text:p text:style-name="P1"><text:tab/><draw:frame draw:style-name="fr1" draw:name="Objekt2" text:anchor-type="as-char" svg:width="3.699cm" svg:height="1.125cm" draw:z-index="1"><draw:object xlink:href="./Object 2" xlink:type="simple" xlink:show="embed" xlink:actuate="onLoad"/><draw:image xlink:href="./ObjectReplacements/Object 2" xlink:type="simple" xlink:show="embed" xlink:actuate="onLoad"/><svg:desc>Formel</svg:desc></draw:frame> </text:p>
      <text:p text:style-name="P1"/>
      <text:p text:style-name="P5">f<text:span text:style-name="T2">Tx<text:tab/></text:span>: Trendfaktor</text:p>
      <text:p text:style-name="P6"><text:span text:style-name="T5">M</text:span><text:span text:style-name="T3">Dx</text:span><text:span text:style-name="T5">: Verkaufsmenge der letzten x Berechnungen</text:span></text:p>
      <text:p text:style-name="P6"><text:span text:style-name="T4">M</text:span><text:span text:style-name="T2">0<text:tab/></text:span>: aktuelle Verkaufsmenge</text:p>
      <text:p text:style-name="P7"/>
      <text:p text:style-name="P7">Dieser Faktor wird in den aktuellen Preis verrechne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H48M50S</meta:editing-duration>
    <meta:editing-cycles>119</meta:editing-cycles>
    <meta:generator>OpenOffice.org/3.3$Win32 OpenOffice.org_project/330m20$Build-9567</meta:generator>
    <dc:date>2012-03-20T13:39:52.51</dc:date>
    <meta:document-statistic meta:table-count="0" meta:image-count="0" meta:object-count="2" meta:page-count="3" meta:paragraph-count="21" meta:word-count="107" meta:character-count="75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sub>
          <mi>f</mi>
          <mi mathvariant="italic">Mx</mi>
        </msub>
        <mrow>
          <mo stretchy="false">(</mo>
          <msub>
            <mi>M</mi>
            <mi>x</mi>
          </msub>
          <mo stretchy="false">)</mo>
        </mrow>
      </mrow>
      <mrow>
        <mi/>
        <mo stretchy="false">=</mo>
        <mi/>
      </mrow>
      <mn>1</mn>
      <mrow>
        <mi/>
        <mo stretchy="false">+</mo>
        <mi/>
      </mrow>
      <mrow>
        <mo stretchy="false">(</mo>
        <mrow>
          <mfrac>
            <msub>
              <mi>M</mi>
              <mi>x</mi>
            </msub>
            <msub>
              <mi>M</mi>
              <mi>G</mi>
            </msub>
          </mfrac>
          <mrow>
            <mi/>
            <mo stretchy="false">−</mo>
            <mi/>
          </mrow>
          <mfrac>
            <msub>
              <mi>M</mi>
              <mn>0</mn>
            </msub>
            <msub>
              <mi>M</mi>
              <mi>G</mi>
            </msub>
          </mfrac>
        </mrow>
        <mo stretchy="false">)</mo>
      </mrow>
    </mrow>
    <annotation encoding="StarMath 5.0">{{f}_{Mx}({M}_{x})}`=`1`+`({{M}_{x}}over{{M}_{G}}`-`{{M}_{0}}over{{M}_{G}})</annotation>
  </semantics>
</math>
</file>

<file path=Object 2/content.xml><?xml version="1.0" encoding="utf-8"?>
<math xmlns="http://www.w3.org/1998/Math/MathML">
  <semantics>
    <mrow>
      <mrow>
        <msub>
          <mi>f</mi>
          <mi mathvariant="italic">Tx</mi>
        </msub>
        <mrow>
          <mo stretchy="false">(</mo>
          <mrow>
            <mi/>
            <msub>
              <mi>M</mi>
              <mi mathvariant="italic">Dx</mi>
            </msub>
            <mi/>
          </mrow>
          <mo stretchy="false">)</mo>
        </mrow>
      </mrow>
      <mrow>
        <mi/>
        <mo stretchy="false">=</mo>
        <mi/>
      </mrow>
      <mfrac>
        <msub>
          <mi>M</mi>
          <mn>0</mn>
        </msub>
        <msub>
          <mi>M</mi>
          <mi mathvariant="italic">Dx</mi>
        </msub>
      </mfrac>
    </mrow>
    <annotation encoding="StarMath 5.0">{{f}_{Tx}(`{M}_{Dx}`)}~=~{{M}_{0}}over{M}_{Dx}</annotation>
  </semantics>
</math>
</file>